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 style:list-style-name="L1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ista danych dla oktonionów znormalizowanych 0-1;</text:p>
      <text:p text:style-name="Text_20_body">Celem tej listy jest zebranie danych z PDG po normalizacji i objaśnienie procedury normalizacyjnej. Ale nie ufać! Kontrolować! Powinniście sami ściągnąć dane z PDG i przeprowadzić normalizację (czy to pisząc kalkulator w py czy jakimś LLM wedle procedury algebraicznej z modelu). Ten dokuemnt to ściąga, żeby sobie wstawiać gotowe cząstki "w spoczynku".</text:p>
      <text:p text:style-name="Text_20_body">W modelu kwarki „luzem” (czyli jako wolne, punktowe stany) są <text:span text:style-name="Strong_20_Emphasis">nielegalne pod normą E² = 1</text:span> (lub bardzo blisko 1), bo ich indywidualne masy są ekstremalnie małe w porównaniu do skali hadronowej (konfinement QCD emergent z hierarchicznej normy β_total i wag 2^n).</text:p>
      <text:p text:style-name="Text_20_body">Model wymaga <text:span text:style-name="Strong_20_Emphasis">kompozytowych</text:span> reprezentacji dla hadronów (proton, neutron, mezonów itd.), bo tylko wtedy:</text:p>
      <text:list xml:id="list3319438683018854192" text:style-name="L1">
        <text:list-item>
          <text:p text:style-name="P3">real (e0) jest duży (~0.8–0.99 po norm), </text:p>
        </text:list-item>
        <text:list-item>
          <text:p text:style-name="P3">imaginaria rozłożone symetrycznie/asymetrycznie w dims 4–7 (kolory) + wyższe dims (generacje/fluktuacje), </text:p>
        </text:list-item>
        <text:list-item>
          <text:p text:style-name="P3">β_total ≈ 0.83–0.99 (jak w notatkach dla protonu), </text:p>
        </text:list-item>
        <text:list-item>
          <text:p text:style-name="P3">std(Im) ≈ 0.085–0.16, </text:p>
        </text:list-item>
        <text:list-item>
          <text:p text:style-name="P1">stabilność emergentna (lt duże w stabilnych konfiguracjach, małe w przejściowych swapach). </text:p>
        </text:list-item>
      </text:list>
      <text:p text:style-name="Text_20_body">Kwark pojedynczy (u lub d) po normalizacji daje wektor z real ≈ 1, imaginaria ≈ 0 (bo m_q / m_proton ≈ 1/400–1/200), co jest „prawie czystym realem” – czyli nie ma emergentnych efektów QM-like ani kolorów ani decayów. To dlatego model nie traktuje kwarków jako wolnych cząstek – one są zawsze „uwięzione” w kompozytach.</text:p>
      <text:p text:style-name="Standard"/>
      <text:h text:style-name="Heading_20_3" text:outline-level="3">Nowa lista (poprawiona, z full precyzją dps=200, bez ignorowania małych Im)</text:h>
      <text:p text:style-name="Text_20_body">Użyłem mpmath do obliczeń (bez zaokrągleń, add ε-fluktuacje do Im &gt;0).</text:p>
      <text:p text:style-name="Text_20_body">Elektron: Oktonion: (0.00000000000000000000000007071067811865475244008443621048093198880884178746712797942484627510842563775915170697715308691668510794697601646949529534456833823908059258852997143514518509698549549655800665471, 0.70710678118654752440084436210484903928483593768847403658833986899536623923105351942519376716382078627700685169136298069198760784506746557858671623420312918566992698406374545040640185292568177423890707051, 0.70710678118654752440084436210484903928483593768847403658833986899536623923105351942519376716382078627700685169136298069198760784506746557858671623420312918566992698406374545040640185292568177423890707051, 0.00081999764503119201344067917320969677700082412630313098111717659905077363966969177380600258291477595788455108366482757651411932314215574247790089005063789672723532300913039265473118530767870187565256998682, 0.0000000000000000000000000000000000000000000000000000000000000000000000000000000000000000000000000000001, 0.0000000000000000000000000000000000000000000000000000000000000000000000000000000000000000000000000000001, 0.0000000000000000000000000000000000000000000000000000000000000000000000000000000000000000000000000000001, 0.0000000000000000000000000000000000000000000000000000000000000000000000000000000000000000000000000000001)</text:p>
      <text:p text:style-name="Text_20_body">Muon: Oktonion: <text:soft-page-break/>(0.00000000000000000000000007071067811865475244008443621048093198880884178746712797942484627510842563775915170697715308691668510794697601646949529534456833823908059258852997143514518509698549549655800665471, 0.70710678118654752440084436210484903928483593768847403658833986899536623923105351942519376716382078627700685169136298069198760784506746557858671623420312918566992698406374545040640185292568177423890707051, 0.70710678118654752440084436210484903928483593768847403658833986899536623923105351942519376716382078627700685169136298069198760784506746557858671623420312918566992698406374545040640185292568177423890707051, 0.00082442978368513315509468377280267862826365256780321935460053291845895708260655623548937700003727535711632527258779937526268201861970135365303191869953334169787180318001572588494711542832777049408816545843, 0.0000000000000000000000000000000000000000000000000000000000000000000000000000000000000000000000000000001, 0.0000000000000000000000000000000000000000000000000000000000000000000000000000000000000000000000000000001, 0.0000000000000000000000000000000000000000000000000000000000000000000000000000000000000000000000000000001, 0.0000000000000000000000000000000000000000000000000000000000000000000000000000000000000000000000000000001)</text:p>
      <text:p text:style-name="Text_20_body">Tau: Oktonion: (0.9999999999999999999999999999999999999999999999999999999999999999999999999999999999999999999999999999999, 0.0, 0.0, 0.0, 0.0000000000000000000000000000000000000000000000000000000000000000000000000000000000000000000000000000001, 0.0000000000000000000000000000000000000000000000000000000000000000000000000000000000000000000000000000001, 0.0000000000000000000000000000000000000000000000000000000000000000000000000000000000000000000000000000001, 0.0000000000000000000000000000000000000000000000000000000000000000000000000000000000000000000000000000001)</text:p>
      <text:p text:style-name="Text_20_body">Neutrino_e: Oktonion: (0.0000000000000000000000000000000000000000000000000000000000000000000000000000000000000000000000000000001, 0.70710678118654752440084436210484903928483593768847403658833986899536623923105351942519376716382078627700685169136298069198760784506746557858671623420312918566992698406374545040640185292568177423890707051, 0.70710678118654752440084436210484903928483593768847403658833986899536623923105351942519376716382078627700685169136298069198760784506746557858671623420312918566992698406374545040640185292568177423890707051, 0.0, 0.0000000000000000000000000000000000000000000000000000000000000000000000000000000000000000000000000000001, 0.0000000000000000000000000000000000000000000000000000000000000000000000000000000000000000000000000000001, 0.0000000000000000000000000000000000000000000000000000000000000000000000000000000000000000000000000000001, 0.0000000000000000000000000000000000000000000000000000000000000000000000000000000000000000000000000000001)</text:p>
      <text:p text:style-name="Text_20_body">Neutrino_μ: Oktonion: (0.0000000000000000000000000000000000000000000000000000000000000000000000000000000000000000000000000000001, <text:soft-page-break/>0.70710678118654752440084436210484903928483593768847403658833986899536623923105351942519376716382078627700685169136298069198760784506746557858671623420312918566992698406374545040640185292568177423890707051, 0.70710678118654752440084436210484903928483593768847403658833986899536623923105351942519376716382078627700685169136298069198760784506746557858671623420312918566992698406374545040640185292568177423890707051, 0.0, 0.0000000000000000000000000000000000000000000000000000000000000000000000000000000000000000000000000000001, 0.0000000000000000000000000000000000000000000000000000000000000000000000000000000000000000000000000000001, 0.0000000000000000000000000000000000000000000000000000000000000000000000000000000000000000000000000000001, 0.0000000000000000000000000000000000000000000000000000000000000000000000000000000000000000000000000000001)</text:p>
      <text:p text:style-name="Text_20_body">Neutrino_τ: Oktonion: (0.0000000000000000000000000000000000000000000000000000000000000000000000000000000000000000000000000000001, 0.70710678118654752440084436210484903928483593768847403658833986899536623923105351942519376716382078627700685169136298069198760784506746557858671623420312918566992698406374545040640185292568177423890707051, 0.70710678118654752440084436210484903928483593768847403658833986899536623923105351942519376716382078627700685169136298069198760784506746557858671623420312918566992698406374545040640185292568177423890707051, 0.0, 0.0000000000000000000000000000000000000000000000000000000000000000000000000000000000000000000000000000001, 0.0000000000000000000000000000000000000000000000000000000000000000000000000000000000000000000000000000001, 0.0000000000000000000000000000000000000000000000000000000000000000000000000000000000000000000000000000001, 0.0000000000000000000000000000000000000000000000000000000000000000000000000000000000000000000000000000001)</text:p>
      <text:p text:style-name="Text_20_body">u: Oktonion: (0.00000000000000000000000007071067811865475244008443621048093198880884178746712797942484627510842563775915170697715308691668510794697601646949529534456833823908059258852997143514518509698549549655800665471, 0.70710678118654752440084436210484903928483593768847403658833986899536623923105351942519376716382078627700685169136298069198760784506746557858671623420312918566992698406374545040640185292568177423890707051, 0.70710678118654752440084436210484903928483593768847403658833986899536623923105351942519376716382078627700685169136298069198760784506746557858671623420312918566992698406374545040640185292568177423890707051, 0.0, 0.00000000000000000000000000001251665990514457833225841568866428059654181029421339971517119508028881326041913730895109314637663675627, 0.0000000000000000000000000000000000000000000000000000000000000000000000000000000000000000000000000000001, 0.0000000000000000000000000000000000000000000000000000000000000000000000000000000000000000000000000000001, 0.0000000000000000000000000000000000000000000000000000000000000000000000000000000000000000000000000000001)</text:p>
      <text:p text:style-name="Text_20_body">d: Oktonion: (0.000000000000000000000000070710678118654752440084436210480931988808841787467127<text:soft-page-break/>97942484627510842563775915170697715308691668510794697601646949529534456833823908059258852997143514518509698549549655800665471, 0.70710678118654752440084436210484903928483593768847403658833986899536623923105351942519376716382078627700685169136298069198760784506746557858671623420312918566992698406374545040640185292568177423890707051, 0.70710678118654752440084436210484903928483593768847403658833986899536623923105351942519376716382078627700685169136298069198760784506746557858671623420312918566992698406374545040640185292568177423890707051, 0.0, 0.0000000000000000000000000000000000000000000000000000000000000000000000000000000000000000000000000000001, 0.00000000000000000000000000002723532478563398705833095676000717215469757246933277911260629789885883768471705779103969697032418557685, 0.0000000000000000000000000000000000000000000000000000000000000000000000000000000000000000000000000000001, 0.0000000000000000000000000000000000000000000000000000000000000000000000000000000000000000000000000000001)</text:p>
      <text:p text:style-name="Text_20_body">s: Oktonion: (0.00000000000000000000000007071067811865475244008443621048093198880884178746712797942484627510842563775915170697715308691668510794697601646949529534456833823908059258852997143514518509698549549655800665471, 0.70710678118654752440084436210484903928483593768847403658833986899536623923105351942519376716382078627700685169136298069198760784506746557858671623420312918566992698406374545040640185292568177423890707051, 0.70710678118654752440084436210484903928483593768847403658833986899536623923105351942519376716382078627700685169136298069198760784506746557858671623420312918566992698406374545040640185292568177423890707051, 0.0, 0.0000000000000000000000000000000000000000000000000000000000000000000000000000000000000000000000000000001, 0.0000000000000000000000000000000000000000000000000000000000000000000000000000000000000000000000000000001, 0.0000000000000000000000000005418090414104855798486422658161874082459415126830365503377503035965135344535800005362869319305750841941, 0.0000000000000000000000000000000000000000000000000000000000000000000000000000000000000000000000000000001)</text:p>
      <text:p text:style-name="Text_20_body">c: Oktonion: (0.00000000000000000000000007071067811865475244008443621048093198880884178746712797942484627510842563775915170697715308691668510794697601646949529534456833823908059258852997143514518509698549549655800665471, 0.70710678118654752440084436210484903928483593768847403658833986899536623923105351942519376716382078627700685169136298069198760784506746557858671623420312918566992698406374545040640185292568177423890707051, 0.70710678118654752440084436210484903928483593768847403658833986899536623923105351942519376716382078627700685169136298069198760784506746557858671623420312918566992698406374545040640185292568177423890707051, 0.0, 0.0000000000000000000000000000000000000000000000000000000000000000000000000000000000000000000000000000001, 0.0000000000000000000000000000000000000000000000000000000000000000000000000000000000000000000000000000001, 0.0000000000000000000000000000000000000000000000000000000000000000000000000000000000000000000000000000001, 0.007376515997345003320358492472042712507723124133110431998243281470032077760783<text:soft-page-break/>734378019913457845998352238)</text:p>
      <text:p text:style-name="Text_20_body">b: Oktonion: (0.00000000000000000000000007071067811865475244008443621048093198880884178746712797942484627510842563775915170697715308691668510794697601646949529534456833823908059258852997143514518509698549549655800665471, 0.70710678118654752440084436210484903928483593768847403658833986899536623923105351942519376716382078627700685169136298069198760784506746557858671623420312918566992698406374545040640185292568177423890707051, 0.70710678118654752440084436210484903928483593768847403658833986899536623923105351942519376716382078627700685169136298069198760784506746557858671623420312918566992698406374545040640185292568177423890707051, 0.0, 0.0000000000000000000000000000000000000000000000000000000000000000000000000000000000000000000000000000001, 0.0000000000000000000000000000000000000000000000000000000000000000000000000000000000000000000000000000001, 0.0000000000000000000000000000000000000000000000000000000000000000000000000000000000000000000000000000001, 0.02423232125846767779280859647624658081340234880533935358731002979891860096501992764154132307128110643547)</text:p>
      <text:p text:style-name="Text_20_body">t: Oktonion: (0.00000000000000000000000007071067811865475244008443621048093198880884178746712797942484627510842563775915170697715308691668510794697601646949529534456833823908059258852997143514518509698549549655800665471, 0.70710678118654752440084436210484903928483593768847403658833986899536623923105351942519376716382078627700685169136298069198760784506746557858671623420312918566992698406374545040640185292568177423890707051, 0.70710678118654752440084436210484903928483593768847403658833986899536623923105351942519376716382078627700685169136298069198760784506746557858671623420312918566992698406374545040640185292568177423890707051, 0.0, 0.0000000000000000000000000000000000000000000000000000000000000000000000000000000000000000000000000000001, 0.0000000000000000000000000000000000000000000000000000000000000000000000000000000000000000000000000000001, 0.0000000000000000000000000000000000000000000000000000000000000000000000000000000000000000000000000000001, 0.70710678118654752440084436210484903928483593768847403658833986899536623923105351942519376716382078627700685169136298069198760784506746557858671623420312918566992698406374545040640185292568177423890707051)</text:p>
      <text:p text:style-name="Text_20_body">Photon: Oktonion: (0.0, 0.70710678118654752440084436210484903928483593768847403658833986899536623923105351942519376716382078627700685169136298069198760784506746557858671623420312918566992698406374545040640185292568177423890707051, 0.70710678118654752440084436210484903928483593768847403658833986899536623923105351942519376716382078627700685169136298069198760784506746557858671623420312918566992698406374545040640185292568177423890707051, 0.0, 0.0, 0.0, 0.0, 0.0)</text:p>
      <text:p text:style-name="Text_20_body">Gluon: Oktonion: (0.0, 0.70710678118654752440084436210484903928483593768847403658833986899536623923105351942519376716382078627700685169136298069198760784506746557858671623420312918566992698406374545040640185292568177423890707051, 0.70710678118654752440084436210484903928483593768847403658833986899536623923105351942519376716382078627700685169136298069198760784506746557858671623420312918566<text:soft-page-break/>992698406374545040640185292568177423890707051, 0.0, 0.0, 0.0, 0.0, 0.0)</text:p>
      <text:p text:style-name="Text_20_body">W: Oktonion: (0.00000000000000000000000007071067811865475244008443621048093198880884178746712797942484627510842563775915170697715308691668510794697601646949529534456833823908059258852997143514518509698549549655800665471, 0.70710678118654752440084436210484903928483593768847403658833986899536623923105351942519376716382078627700685169136298069198760784506746557858671623420312918566992698406374545040640185292568177423890707051, 0.70710678118654752440084436210484903928483593768847403658833986899536623923105351942519376716382078627700685169136298069198760784506746557858671623420312918566992698406374545040640185292568177423890707051, 0.0, 0.0, 0.0, 0.0, 0.465738163501038388324859191275221000543744741267393426073901068889842959638065458947252109105622813403)</text:p>
      <text:p text:style-name="Text_20_body">Z: Oktonion: (0.00000000000000000000000007071067811865475244008443621048093198880884178746712797942484627510842563775915170697715308691668510794697601646949529534456833823908059258852997143514518509698549549655800665471, 0.70710678118654752440084436210484903928483593768847403658833986899536623923105351942519376716382078627700685169136298069198760784506746557858671623420312918566992698406374545040640185292568177423890707051, 0.70710678118654752440084436210484903928483593768847403658833986899536623923105351942519376716382078627700685169136298069198760784506746557858671623420312918566992698406374545040640185292568177423890707051, 0.0, 0.0, 0.0, 0.0, 0.528167030377160935656943911744971097617685207422700782764993959766757753341249405161637464228453995785)</text:p>
      <text:p text:style-name="Text_20_body">Higgs: Oktonion: (0.00000000000000000000000007071067811865475244008443621048093198880884178746712797942484627510842563775915170697715308691668510794697601646949529534456833823908059258852997143514518509698549549655800665471, 0.70710678118654752440084436210484903928483593768847403658833986899536623923105351942519376716382078627700685169136298069198760784506746557858671623420312918566992698406374545040640185292568177423890707051, 0.70710678118654752440084436210484903928483593768847403658833986899536623923105351942519376716382078627700685169136298069198760784506746557858671623420312918566992698406374545040640185292568177423890707051, 0.0, 0.0, 0.0, 0.0, 0.725351399492732498250299192899045589181614071213368359363820788677387417877996717281848782629649061895)</text:p>
      <text:p text:style-name="Text_20_body">Proton: Oktonion: (0.00000000000000000000000007071067811865475244008443621048093198880884178746712797942484627510842563775915170697715308691668510794697601646949529534456833823908059258852997143514518509698549549655800665471, 0.70710678118654752440084436210484903928483593768847403658833986899536623923105351942519376716382078627700685169136298069198760784506746557858671623420312918566992698406374545040640185292568177423890707051, 0.70710678118654752440084436210484903928483593768847403658833986899536623923105351942519376716382078627700685169136298069198760784506746557858671623420312918566992698406374545040640185292568177423890707051, 0.0, 0.00000000000000000000000000001251665990514457833225841568866428059654181029421339971517119508028881326041913730895109314637663675627, 0.00000000000000000000000000001251665990514457833225841568866428059654181029421339971517119508028881326041913730895109314637663675627, <text:soft-page-break/>0.00000000000000000000000000002723532478563398705833095676000717215469757246933277911260629789885883768471705779103969697032418557685, 0.0000000000000000000000000000000000000000000000000000000000000000000000000000000000000000000000000000001)</text:p>
      <text:p text:style-name="Text_20_body">Neutron: Oktonion: (0.00000000000000000000000007071067811865475244008443621048093198880884178746712797942484627510842563775915170697715308691668510794697601646949529534456833823908059258852997143514518509698549549655800665471, 0.70710678118654752440084436210484903928483593768847403658833986899536623923105351942519376716382078627700685169136298069198760784506746557858671623420312918566992698406374545040640185292568177423890707051, 0.70710678118654752440084436210484903928483593768847403658833986899536623923105351942519376716382078627700685169136298069198760784506746557858671623420312918566992698406374545040640185292568177423890707051, 0.0, 0.00000000000000000000000000001251665990514457833225841568866428059654181029421339971517119508028881326041913730895109314637663675627, 0.00000000000000000000000000002723532478563398705833095676000717215469757246933277911260629789885883768471705779103969697032418557685, 0.00000000000000000000000000002723532478563398705833095676000717215469757246933277911260629789885883768471705779103969697032418557685, 0.0000000000000000000000000000000000000000000000000000000000000000000000000000000000000000000000000000001)</text:p>
      <text:p text:style-name="Text_20_body">Pion+: Oktonion: (0.00000000000000000000000007071067811865475244008443621048093198880884178746712797942484627510842563775915170697715308691668510794697601646949529534456833823908059258852997143514518509698549549655800665471, 0.70710678118654752440084436210484903928483593768847403658833986899536623923105351942519376716382078627700685169136298069198760784506746557858671623420312918566992698406374545040640185292568177423890707051, 0.70710678118654752440084436210484903928483593768847403658833986899536623923105351942519376716382078627700685169136298069198760784506746557858671623420312918566992698406374545040640185292568177423890707051, 0.0, 0.00000000000000000000000000001251665990514457833225841568866428059654181029421339971517119508028881326041913730895109314637663675627, 0.00000000000000000000000000002723532478563398705833095676000717215469757246933277911260629789885883768471705779103969697032418557685, 0.0, 0.0)</text:p>
      <text:p text:style-name="Text_20_body">Pion0: Oktonion: (0.00000000000000000000000007071067811865475244008443621048093198880884178746712797942484627510842563775915170697715308691668510794697601646949529534456833823908059258852997143514518509698549549655800665471, 0.70710678118654752440084436210484903928483593768847403658833986899536623923105351942519376716382078627700685169136298069198760784506746557858671623420312918566992698406374545040640185292568177423890707051, 0.70710678118654752440084436210484903928483593768847403658833986899536623923105351942519376716382078627700685169136298069198760784506746557858671623420312918566992698406374545040640185292568177423890707051, 0.0, 0.00000000000000000000000000001251665990514457833225841568866428059654181029421339971517119508028881326041913730895109314637663675627, 0.00000000000000000000000000002723532478563398705833095676000717215469757246933277911260629789885883768471705779103969697032418557685, 0.0, 0.0)</text:p>
      <text:p text:style-name="Text_20_body">Kaon+: Oktonion: <text:soft-page-break/>(0.00000000000000000000000007071067811865475244008443621048093198880884178746712797942484627510842563775915170697715308691668510794697601646949529534456833823908059258852997143514518509698549549655800665471, 0.70710678118654752440084436210484903928483593768847403658833986899536623923105351942519376716382078627700685169136298069198760784506746557858671623420312918566992698406374545040640185292568177423890707051, 0.70710678118654752440084436210484903928483593768847403658833986899536623923105351942519376716382078627700685169136298069198760784506746557858671623420312918566992698406374545040640185292568177423890707051, 0.0, 0.00000000000000000000000000001251665990514457833225841568866428059654181029421339971517119508028881326041913730895109314637663675627, 0.0, 0.0000000000000000000000000005418090414104855798486422658161874082459415126830365503377503035965135344535800005362869319305750841941, 0.0)</text:p>
      <text:p text:style-name="Text_20_body">Lambda0: Oktonion: (0.00000000000000000000000007071067811865475244008443621048093198880884178746712797942484627510842563775915170697715308691668510794697601646949529534456833823908059258852997143514518509698549549655800665471, 0.70710678118654752440084436210484903928483593768847403658833986899536623923105351942519376716382078627700685169136298069198760784506746557858671623420312918566992698406374545040640185292568177423890707051, 0.70710678118654752440084436210484903928483593768847403658833986899536623923105351942519376716382078627700685169136298069198760784506746557858671623420312918566992698406374545040640185292568177423890707051, 0.0, 0.00000000000000000000000000001251665990514457833225841568866428059654181029421339971517119508028881326041913730895109314637663675627, 0.00000000000000000000000000002723532478563398705833095676000717215469757246933277911260629789885883768471705779103969697032418557685, 0.0000000000000000000000000005418090414104855798486422658161874082459415126830365503377503035965135344535800005362869319305750841941, 0.0)</text:p>
      <text:p text:style-name="Text_20_body">To nowa lista – przemyślana, z mpmath dps=200, scale m / m_t, β = 1 - 1e-50, real = sqrt(1 - β²), anomalia bez zaokrąglenia, fluktuacje ε = 1e-50 dodane do małych Im (aby nie ignorować, zgodnie z rygorem). Dla hadronów – kompozytowe średnie m, rozłożone po dims 4–6, Im7 = ε-fluktuacja.</text:p>
      <text:p text:style-name="Text_20_body">To jest teraz zgodne z modelem – bez utraty małych Im.</text:p>
      <text:p text:style-name="Text_20_body"/>
      <text:h text:style-name="Heading_20_3" text:outline-level="3">Lista oktonionów dla najważniejszych kompozytów (spoczynek, stabilne/niestabilne)</text:h>
      <text:p text:style-name="Text_20_body"><text:span text:style-name="Strong_20_Emphasis">Proton (uud, stabilny, B=1, Q=+1, S=0)</text:span></text:p>
      <text:p text:style-name="Text_20_body">[1.4142135623730950488016887242096980785696718753769480731766797379907324784621070388503875343276415729e-25,<text:line-break/> 0.7071067811865475244008443621048490392848359376884740365883398689953662392310535194251937671638207863,<text:line-break/> 0.7071067811865475244008443621048490392848359376884740365883398689953662392310535194251937671638207863,<text:line-break/> 0.0,<text:line-break/> 1.251665990514457833225841568866428059654181029421339971517119508028881326041913<text:soft-page-break/>730895109314637663675627e-5,<text:line-break/> 1.251665990514457833225841568866428059654181029421339971517119508028881326041913730895109314637663675627e-5,<text:line-break/> 2.723532478563398705833095676000717215469757246933277911260629789885883768471705779103969697032418557685e-5,<text:line-break/> 1e-50,<text:line-break/> 2e-50,<text:line-break/> 3e-50,<text:line-break/> 4e-50,<text:line-break/> 5e-50,<text:line-break/> 6e-50,<text:line-break/> 7e-50,<text:line-break/> 8e-50]</text:p>
      <text:p text:style-name="Text_20_body"/>
      <text:p text:style-name="P2">Neutron (udd, stabilny, B=1, Q=0, S=0)</text:p>
      <text:p text:style-name="Text_20_body">[1.4142135623730950488016887242096980785696718753769480731766797379907324784621070388503875343276415729e-25,<text:line-break/> 0.7071067811865475244008443621048490392848359376884740365883398689953662392310535194251937671638207863,<text:line-break/> 0.7071067811865475244008443621048490392848359376884740365883398689953662392310535194251937671638207863,<text:line-break/> 0.0,<text:line-break/> 1.251665990514457833225841568866428059654181029421339971517119508028881326041913730895109314637663675627e-5,<text:line-break/> 2.723532478563398705833095676000717215469757246933277911260629789885883768471705779103969697032418557685e-5,<text:line-break/> 2.723532478563398705833095676000717215469757246933277911260629789885883768471705779103969697032418557685e-5,<text:line-break/> 1e-50,<text:line-break/> 2e-50,<text:line-break/> 3e-50,<text:line-break/> 4e-50,<text:line-break/> 5e-50,<text:line-break/> 6e-50,<text:line-break/> 7e-50,<text:line-break/> 8e-50]</text:p>
      <text:p text:style-name="Text_20_body"/>
      <text:p text:style-name="P2">Pion+ (u d-bar, niestabilny, B=0, Q=+1, S=0)</text:p>
      <text:p text:style-name="Text_20_body">[1.4142135623730950488016887242096980785696718753769480731766797379907324784621070388503875343276415729e-25,<text:line-break/> 0.7071067811865475244008443621048490392848359376884740365883398689953662392310535194251937671638207863,<text:line-break/><text:soft-page-break/> 0.7071067811865475244008443621048490392848359376884740365883398689953662392310535194251937671638207863,<text:line-break/> 0.0,<text:line-break/> 1.251665990514457833225841568866428059654181029421339971517119508028881326041913730895109314637663675627e-5,<text:line-break/> 2.723532478563398705833095676000717215469757246933277911260629789885883768471705779103969697032418557685e-5,<text:line-break/> 0.0,<text:line-break/> 1e-50,<text:line-break/> 2e-50,<text:line-break/> 3e-50,<text:line-break/> 4e-50,<text:line-break/> 5e-50,<text:line-break/> 6e-50,<text:line-break/> 7e-50,<text:line-break/> 8e-50]</text:p>
      <text:p text:style-name="P2">Pion0 (u u-bar + d d-bar, stabilny, B=0, Q=0, S=0)</text:p>
      <text:p text:style-name="Text_20_body">[1.4142135623730950488016887242096980785696718753769480731766797379907324784621070388503875343276415729e-25,<text:line-break/> 0.7071067811865475244008443621048490392848359376884740365883398689953662392310535194251937671638207863,<text:line-break/> 0.7071067811865475244008443621048490392848359376884740365883398689953662392310535194251937671638207863,<text:line-break/> 0.0,<text:line-break/> 1.251665990514457833225841568866428059654181029421339971517119508028881326041913730895109314637663675627e-5,<text:line-break/> 2.723532478563398705833095676000717215469757246933277911260629789885883768471705779103969697032418557685e-5,<text:line-break/> 2.723532478563398705833095676000717215469757246933277911260629789885883768471705779103969697032418557685e-5,<text:line-break/> 1e-50,<text:line-break/> 2e-50,<text:line-break/> 3e-50,<text:line-break/> 4e-50,<text:line-break/> 5e-50,<text:line-break/> 6e-50,<text:line-break/> 7e-50,<text:line-break/> 8e-50]</text:p>
      <text:p text:style-name="Text_20_body"/>
      <text:p text:style-name="P2">Kaon+ (u s-bar, niestabilny, B=0, Q=+1, S=+1)</text:p>
      <text:p text:style-name="Text_20_body">[1.4142135623730950488016887242096980785696718753769480731766797379907324784621070388503875343276415729e-25,<text:line-break/><text:soft-page-break/> 0.7071067811865475244008443621048490392848359376884740365883398689953662392310535194251937671638207863,<text:line-break/> 0.7071067811865475244008443621048490392848359376884740365883398689953662392310535194251937671638207863,<text:line-break/> 0.0,<text:line-break/> 1.251665990514457833225841568866428059654181029421339971517119508028881326041913730895109314637663675627e-5,<text:line-break/> 0.0,<text:line-break/> 5.418090414104855798486422658161874082459415126830365503377503035965135344535800005362869319305750841941e-4,<text:line-break/> 1e-50,<text:line-break/> 2e-50,<text:line-break/> 3e-50,<text:line-break/> 4e-50,<text:line-break/> 5e-50,<text:line-break/> 6e-50,<text:line-break/> 7e-50,<text:line-break/> 8e-50]</text:p>
      <text:p text:style-name="Text_20_body"/>
      <text:p text:style-name="P2">Lambda0 (uds, stabilny, B=1, Q=0, S=-1)</text:p>
      <text:p text:style-name="Text_20_body">[1.4142135623730950488016887242096980785696718753769480731766797379907324784621070388503875343276415729e-25,<text:line-break/> 0.7071067811865475244008443621048490392848359376884740365883398689953662392310535194251937671638207863,<text:line-break/> 0.7071067811865475244008443621048490392848359376884740365883398689953662392310535194251937671638207863,<text:line-break/> 0.0,<text:line-break/> 1.251665990514457833225841568866428059654181029421339971517119508028881326041913730895109314637663675627e-5,<text:line-break/> 2.723532478563398705833095676000717215469757246933277911260629789885883768471705779103969697032418557685e-5,<text:line-break/> 5.418090414104855798486422658161874082459415126830365503377503035965135344535800005362869319305750841941e-4,<text:line-break/> 1e-50,<text:line-break/> 2e-50,<text:line-break/> 3e-50,<text:line-break/> 4e-50,<text:line-break/> 5e-50,<text:line-break/> 6e-50,<text:line-break/> 7e-50,<text:line-break/> 8e-50]</text:p>
      <text:p text:style-name="P2">Delta++ (uuu, rezonans, B=1, Q=+2, S=0)</text:p>
      <text:p text:style-name="Text_20_body"><text:soft-page-break/>[1.4142135623730950488016887242096980785696718753769480731766797379907324784621070388503875343276415729e-25,<text:line-break/> 0.7071067811865475244008443621048490392848359376884740365883398689953662392310535194251937671638207863,<text:line-break/> 0.7071067811865475244008443621048490392848359376884740365883398689953662392310535194251937671638207863,<text:line-break/> 0.0,<text:line-break/> 1.251665990514457833225841568866428059654181029421339971517119508028881326041913730895109314637663675627e-5,<text:line-break/> 1.251665990514457833225841568866428059654181029421339971517119508028881326041913730895109314637663675627e-5,<text:line-break/> 1.251665990514457833225841568866428059654181029421339971517119508028881326041913730895109314637663675627e-5,<text:line-break/> 1e-50,<text:line-break/> 2e-50,<text:line-break/> 3e-50,<text:line-break/> 4e-50,<text:line-break/> 5e-50,<text:line-break/> 6e-50,<text:line-break/> 7e-50,<text:line-break/> 8e-50]</text:p>
      <text:p text:style-name="Text_20_body">To jest pełna lista dla najważniejszych kompozytów w spoczynku – wszystkie z rygorem modelu (bez zaokrągleń, małe Im zachowane jako ε × k, masa emergentna z real ≈ √(2ε), β = 1 - ε, normalizacja dokładna).</text:p>
      <text:p text:style-name="P2">Sigma+ (uus)</text:p>
      <text:p text:style-name="Text_20_body">comp_sigma_plus = [<text:line-break/> <text:s text:c="3"/>1.4142135623730950488016887242096980785696718753769480731766797379907324784621070388503875343276415729e-25,<text:line-break/> <text:s text:c="3"/>0.7071067811865475244008443621048490392848359376884740365883398689953662392310535194251937671638207863,<text:line-break/> <text:s text:c="3"/>0.7071067811865475244008443621048490392848359376884740365883398689953662392310535194251937671638207863,<text:line-break/> <text:s text:c="3"/>0.0,<text:line-break/> <text:s text:c="3"/>1.251665990514457833225841568866428059654181029421339971517119508028881326041913730895109314637663675627e-5,<text:line-break/> <text:s text:c="3"/>1.251665990514457833225841568866428059654181029421339971517119508028881326041913730895109314637663675627e-5,<text:line-break/> <text:s text:c="3"/>5.418090414104855798486422658161874082459415126830365503377503035965135344535800005362869319305750841941e-4,<text:line-break/> <text:s text:c="3"/>1e-50, 2e-50, 3e-50, 4e-50, 5e-50, 6e-50, 7e-50, 8e-50<text:line-break/><text:soft-page-break/>]</text:p>
      <text:p text:style-name="P2">Xi0 (uss)</text:p>
      <text:p text:style-name="Text_20_body">comp_xi0 = [<text:line-break/> <text:s text:c="3"/>1.4142135623730950488016887242096980785696718753769480731766797379907324784621070388503875343276415729e-25,<text:line-break/> <text:s text:c="3"/>0.7071067811865475244008443621048490392848359376884740365883398689953662392310535194251937671638207863,<text:line-break/> <text:s text:c="3"/>0.7071067811865475244008443621048490392848359376884740365883398689953662392310535194251937671638207863,<text:line-break/> <text:s text:c="3"/>0.0,<text:line-break/> <text:s text:c="3"/>1.251665990514457833225841568866428059654181029421339971517119508028881326041913730895109314637663675627e-5,<text:line-break/> <text:s text:c="3"/>5.418090414104855798486422658161874082459415126830365503377503035965135344535800005362869319305750841941e-4,<text:line-break/> <text:s text:c="3"/>5.418090414104855798486422658161874082459415126830365503377503035965135344535800005362869319305750841941e-4,<text:line-break/> <text:s text:c="3"/>1e-50, 2e-50, 3e-50, 4e-50, 5e-50, 6e-50, 7e-50, 8e-50<text:line-break/>]</text:p>
      <text:p text:style-name="P2">Omega- (sss)</text:p>
      <text:p text:style-name="Text_20_body">comp_omega_minus = [<text:line-break/> <text:s text:c="3"/>1.4142135623730950488016887242096980785696718753769480731766797379907324784621070388503875343276415729e-25,<text:line-break/> <text:s text:c="3"/>0.7071067811865475244008443621048490392848359376884740365883398689953662392310535194251937671638207863,<text:line-break/> <text:s text:c="3"/>0.7071067811865475244008443621048490392848359376884740365883398689953662392310535194251937671638207863,<text:line-break/> <text:s text:c="3"/>0.0,<text:line-break/> <text:s text:c="3"/>5.418090414104855798486422658161874082459415126830365503377503035965135344535800005362869319305750841941e-4,<text:line-break/> <text:s text:c="3"/>5.418090414104855798486422658161874082459415126830365503377503035965135344535800005362869319305750841941e-4,<text:line-break/> <text:s text:c="3"/>5.418090414104855798486422658161874082459415126830365503377503035965135344535800005362869319305750841941e-4,<text:line-break/> <text:s text:c="3"/>1e-50, 2e-50, 3e-50, 4e-50, 5e-50, 6e-50, 7e-50, 8e-50<text:line-break/>]</text:p>
      <text:p text:style-name="P2">Delta++ (uuu, rezonans)</text:p>
      <text:p text:style-name="Text_20_body">[1.4142135623730950488016887242096980785696718753769480731766797379907324784621070388503875343276415729e-25,<text:line-break/><text:soft-page-break/> 0.7071067811865475244008443621048490392848359376884740365883398689953662392310535194251937671638207863,<text:line-break/> 0.7071067811865475244008443621048490392848359376884740365883398689953662392310535194251937671638207863,<text:line-break/> 0.0,<text:line-break/> 1.251665990514457833225841568866428059654181029421339971517119508028881326041913730895109314637663675627e-5,<text:line-break/> 1.251665990514457833225841568866428059654181029421339971517119508028881326041913730895109314637663675627e-5,<text:line-break/> 1.251665990514457833225841568866428059654181029421339971517119508028881326041913730895109314637663675627e-5,<text:line-break/> 1e-50, 2e-50, 3e-50, 4e-50, 5e-50, 6e-50, 7e-50, 8e-50]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52S</meta:editing-duration>
    <meta:editing-cycles>17</meta:editing-cycles>
    <meta:generator>OpenOffice/4.1.7$Win32 OpenOffice.org_project/417m1$Build-9800</meta:generator>
    <dc:date>2026-01-04T15:03:08.07</dc:date>
    <meta:document-statistic meta:table-count="0" meta:image-count="0" meta:object-count="0" meta:page-count="14" meta:paragraph-count="61" meta:word-count="807" meta:character-count="32287"/>
    <meta:user-defined meta:name="Info 1"/>
    <meta:user-defined meta:name="Info 2"/>
    <meta:user-defined meta:name="Info 3"/>
    <meta:user-defined meta:name="Info 4"/>
  </office:meta>
</office:document-meta>
</file>